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hesansoffice" svg:font-family="Thesansoffice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Thesansoffice" officeooo:rsid="0007b19e" officeooo:paragraph-rsid="0007b19e"/>
    </style:style>
    <style:style style:name="P2" style:family="paragraph" style:parent-style-name="Standard">
      <style:text-properties style:font-name="Thesansoffice" officeooo:rsid="0007b19e" officeooo:paragraph-rsid="000a2357"/>
    </style:style>
    <style:style style:name="P3" style:family="paragraph" style:parent-style-name="Standard">
      <style:text-properties style:font-name="Thesansoffice" officeooo:rsid="0009f0ea" officeooo:paragraph-rsid="0009f0ea"/>
    </style:style>
    <style:style style:name="P4" style:family="paragraph" style:parent-style-name="Standard">
      <style:text-properties style:font-name="Thesansoffice" officeooo:rsid="0009f0ea" officeooo:paragraph-rsid="000a2357"/>
    </style:style>
    <style:style style:name="P5" style:family="paragraph" style:parent-style-name="Standard">
      <style:text-properties style:font-name="Thesansoffice" fo:font-size="15pt" fo:font-weight="bold" officeooo:rsid="0007b19e" officeooo:paragraph-rsid="0007b19e" style:font-size-asian="15pt" style:font-weight-asian="bold" style:font-size-complex="15pt" style:font-weight-complex="bold"/>
    </style:style>
    <style:style style:name="P6" style:family="paragraph" style:parent-style-name="Standard">
      <style:text-properties style:font-name="Thesansoffice" fo:font-weight="bold" officeooo:rsid="0007b19e" officeooo:paragraph-rsid="000a2357" style:font-weight-asian="bold" style:font-weight-complex="bold"/>
    </style:style>
    <style:style style:name="P7" style:family="paragraph" style:parent-style-name="Standard">
      <style:text-properties style:font-name="Thesansoffice" fo:font-weight="bold" officeooo:rsid="0007b19e" officeooo:paragraph-rsid="0007b19e" style:font-weight-asian="bold" style:font-weight-complex="bold"/>
    </style:style>
    <style:style style:name="P8" style:family="paragraph" style:parent-style-name="Standard">
      <style:text-properties style:font-name="Thesansoffice" fo:font-weight="bold" officeooo:rsid="0009f0ea" officeooo:paragraph-rsid="000a2357" style:font-weight-asian="bold" style:font-weight-complex="bold"/>
    </style:style>
    <style:style style:name="P9" style:family="paragraph" style:parent-style-name="Standard">
      <style:text-properties style:font-name="Courier 10 Pitch" officeooo:rsid="0009f0ea" officeooo:paragraph-rsid="0009f0ea"/>
    </style:style>
    <style:style style:name="P10" style:family="paragraph" style:parent-style-name="Standard">
      <style:text-properties style:font-name="Courier 10 Pitch" officeooo:rsid="0009f0ea" officeooo:paragraph-rsid="000a2357"/>
    </style:style>
    <style:style style:name="P11" style:family="paragraph" style:parent-style-name="Standard">
      <style:text-properties style:font-name="Courier 10 Pitch" fo:font-size="12pt" officeooo:rsid="0009f0ea" officeooo:paragraph-rsid="0009f0ea" style:font-size-asian="12pt" style:font-size-complex="12pt"/>
    </style:style>
    <style:style style:name="T1" style:family="text">
      <style:text-properties officeooo:rsid="000a2357"/>
    </style:style>
    <style:style style:name="T2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andleiding b3p-stuftax-loader</text:p>
      <text:p text:style-name="P1"/>
      <text:p text:style-name="P6"><text:span text:style-name="T1">Aanmaken Stuf TAX database</text:span></text:p>
      <text:p text:style-name="P2"><text:span text:style-name="T1"/></text:p>
      <text:p text:style-name="P2"><text:span text:style-name="T1">Oracle:<text:tab/>'/</text:span><text:bookmark-start text:name="__DdeLink__64_608932465"/><text:span text:style-name="T1">database</text:span><text:bookmark-end text:name="__DdeLink__64_608932465"/><text:span text:style-name="T1">/oracle-schema-export.sql'</text:span></text:p>
      <text:p text:style-name="P2"><text:span text:style-name="T1">Postgres:<text:tab/>'/database/postgresql-schema-export.sql'</text:span></text:p>
      <text:p text:style-name="P1"/>
      <text:p text:style-name="P6">Kopieer <text:span text:style-name="T1">jar </text:span>naar de applicatieserver</text:p>
      <text:p text:style-name="P2"/>
      <text:p text:style-name="P2">'<text:span text:style-name="T1">b</text:span>3p-stuftax-loader-1.0-jar-with-dependencies.jar' </text:p>
      <text:p text:style-name="P1"/>
      <text:p text:style-name="P7">Uitvoeren</text:p>
      <text:p text:style-name="P1"/>
      <text:p text:style-name="P11">java -jar b3p-stuftax-loader-1.0-jar-with-dependencies.jar &lt;options&gt; </text:p>
      <text:p text:style-name="P11"/>
      <text:p text:style-name="P11">Options:</text:p>
      <text:p text:style-name="P11"/>
      <text:p text:style-name="P11"><text:s text:c="2"/>-filename &lt;filename<text:span text:style-name="T1">&gt;<text:tab/></text:span>Pad met bestandsnaam.</text:p>
      <text:p text:style-name="P11"><text:s text:c="2"/>-url &lt;url&gt; <text:tab/><text:tab/><text:tab/>Jdbc url naar database.</text:p>
      <text:p text:style-name="P11"><text:s text:c="2"/>-user &lt;user&gt; <text:tab/><text:tab/>Database gebruiker.</text:p>
      <text:p text:style-name="P9"><text:span text:style-name="T2"><text:s text:c="2"/>-password &lt;password&gt;<text:tab/>Database wachtwoord.</text:span></text:p>
      <text:p text:style-name="P3"/>
      <text:p text:style-name="P8"><text:span text:style-name="T1">Voorbeeld Oracle</text:span></text:p>
      <text:p text:style-name="P4"><text:span text:style-name="T1"/></text:p>
      <text:p text:style-name="P10"><text:bookmark-start text:name="__DdeLink__356_608932465"/><text:span text:style-name="T1">java -jar b3p-stuftax-loader-1.0-jar-with-dependencies.jar -filename /mnt/data/stuftax/STUFTAX.txt -url jdbc:oracle:thin:@b3p-demoserver:1521:orcl -user geodata -password geodata</text:span><text:bookmark-end text:name="__DdeLink__356_608932465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hesansoffice" svg:font-family="Thesansoffice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 </meta:initial-creator>
    <meta:creation-date>2014-03-17T13:55:49</meta:creation-date>
    <dc:date>2014-03-17T16:12:40</dc:date>
    <dc:creator>boy </dc:creator>
    <meta:editing-duration>PT36M31S</meta:editing-duration>
    <meta:editing-cycles>4</meta:editing-cycles>
    <meta:generator>LibreOffice/3.6$Linux_X86_64 LibreOffice_project/360m1$Build-2</meta:generator>
    <meta:document-statistic meta:table-count="0" meta:image-count="0" meta:object-count="0" meta:page-count="1" meta:paragraph-count="15" meta:word-count="54" meta:character-count="679" meta:non-whitespace-character-count="625"/>
  </office:meta>
</office:document-meta>
</file>